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f3f84" officeooo:paragraph-rsid="001f3f84"/>
    </style:style>
    <style:style style:name="P2" style:family="paragraph" style:parent-style-name="Standard">
      <style:paragraph-properties fo:line-height="115%" fo:text-align="justify" style:justify-single-word="false"/>
      <style:text-properties officeooo:rsid="001f3f84" officeooo:paragraph-rsid="001f3f84"/>
    </style:style>
    <style:style style:name="P3" style:family="paragraph" style:parent-style-name="Standard" style:list-style-name="L2">
      <style:paragraph-properties fo:line-height="115%" fo:text-align="justify" style:justify-single-word="false"/>
      <style:text-properties officeooo:rsid="001f3f84" officeooo:paragraph-rsid="001f3f84"/>
    </style:style>
    <style:style style:name="P4" style:family="paragraph" style:parent-style-name="Standard">
      <style:paragraph-properties fo:text-align="center" style:justify-single-word="false"/>
      <style:text-properties officeooo:paragraph-rsid="001f3f84"/>
    </style:style>
    <style:style style:name="P5" style:family="paragraph" style:parent-style-name="Standard" style:list-style-name="L2">
      <style:paragraph-properties fo:line-height="115%" fo:text-align="justify" style:justify-single-word="false"/>
      <style:text-properties officeooo:paragraph-rsid="001f3f84"/>
    </style:style>
    <style:style style:name="T1" style:family="text">
      <style:text-properties officeooo:rsid="001f3f8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4"><text:span text:style-name="T1">CAS D’UTILISATION DÉTAILLÉE</text:span></text:p>
      <text:p text:style-name="P4"/>
      <text:p text:style-name="P4"/>
      <text:p text:style-name="P4"/>
      <text:p text:style-name="P4"/>
      <text:p text:style-name="P1"/>
      <text:p text:style-name="P4"/>
      <text:p text:style-name="P2">Nom : ENVOYER SMS</text:p>
      <text:p text:style-name="P2"/>
      <text:p text:style-name="P2">Acteur : Gérante</text:p>
      <text:p text:style-name="P2"/>
      <text:p text:style-name="P2"/>
      <text:p text:style-name="P2"><text:s/>Scénario principal :</text:p>
      <text:list xml:id="list3892779583" text:style-name="L2">
        <text:list-item>
          <text:p text:style-name="P5"><text:span text:style-name="T1">Le système demande identifiant/mot de passe</text:span></text:p>
        </text:list-item>
        <text:list-item>
          <text:p text:style-name="P5"><text:span text:style-name="T1">la gérante saisit ses identifiants</text:span></text:p>
        </text:list-item>
        <text:list-item>
          <text:p text:style-name="P3">le système contrôle ses identifiants et la dirige vers la page de saisie des messages à envoyer : promotion, nouveauté ou évènement particulier.</text:p>
        </text:list-item>
        <text:list-item>
          <text:p text:style-name="P3">La gérante saisit <text:s/>son message et valide sa saisie</text:p>
        </text:list-item>
        <text:list-item>
          <text:p text:style-name="P3">le système contrôle </text:p>
          <text:list>
            <text:list-item>
              <text:p text:style-name="P3">la date de validité du message</text:p>
            </text:list-item>
            <text:list-item>
              <text:p text:style-name="P3">que l’envoi ne se fasse bien que vers les clients qui ont validé l’option SMS,</text:p>
            </text:list-item>
          </text:list>
        </text:list-item>
        <text:list-item>
          <text:p text:style-name="P3">le système envoie le message sur les portabl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6:03:48.752323781</meta:creation-date>
    <dc:date>2019-05-27T16:14:19.138151736</dc:date>
    <meta:editing-duration>PT10S</meta:editing-duration>
    <meta:editing-cycles>1</meta:editing-cycles>
    <meta:document-statistic meta:table-count="0" meta:image-count="0" meta:object-count="0" meta:page-count="1" meta:paragraph-count="12" meta:word-count="96" meta:character-count="542" meta:non-whitespace-character-count="463"/>
    <meta:generator>LibreOffice/6.0.7.3$Linux_X86_64 LibreOffice_project/00m0$Build-3</meta:generator>
  </office:meta>
</office:document-meta>
</file>